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2pt" style:font-size-asian="28pt" style:font-size-complex="28pt"/>
    </style:style>
    <style:style style:name="T66" style:family="text">
      <style:text-properties fo:font-size="22pt" fo:font-style="italic" style:font-size-asian="28pt" style:font-style-asian="italic" style:font-size-complex="28pt" style:font-style-complex="italic"/>
    </style:style>
    <style:style style:name="T67" style:family="text">
      <style:text-properties style:text-position="-33% 58%" fo:font-size="22pt" style:font-size-asian="28pt" style:font-size-complex="28pt"/>
    </style:style>
    <style:style style:name="T68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9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70" style:family="text">
      <style:text-properties style:text-position="33% 58%" fo:font-size="22pt" style:font-size-asian="28pt" style:font-size-complex="28pt"/>
    </style:style>
    <style:style style:name="T71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72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 Wie sieht das zugehörige magnetische Moment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5">Welche Gestalt hat die zeitabhängige Schrödinger-Gleichung des zweikomponentigen Spinors |</text:span><text:span text:style-name="T66">ψ</text:span><text:span text:style-name="T67">1/2</text:span><text:span text:style-name="T65">(</text:span><text:span text:style-name="T68">r</text:span><text:span text:style-name="T65">)⟩ für ein Elektron im Potential </text:span><text:span text:style-name="T66">V</text:span><text:span text:style-name="T65">(</text:span><text:span text:style-name="T68">r</text:span><text:span text:style-name="T65">) und in einem homogenen Magnetfeld </text:span><text:span text:style-name="T68">B</text:span><text:span text:style-name="T65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65">Wie kann man mit Hilfe der kommutierenden Komponente des Dirac-Spinoperators die Entartung der Energieeigenwerte zu </text:span><text:span text:style-name="T66">H</text:span><text:span text:style-name="T69">D</text:span><text:span text:style-name="T70">(0)</text:span><text:span text:style-name="T65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8">J</text:span><text:span text:style-name="T67">1</text:span><text:span text:style-name="T65"> und </text:span><text:span text:style-name="T68">J</text:span><text:span text:style-name="T67">2</text:span><text:span text:style-name="T65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71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72">1</text:span><text:span text:style-name="T12">, </text:span><text:span text:style-name="T53">J</text:span><text:span text:style-name="T72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10-01T21:47:51.871000000</dc:date>
    <meta:document-statistic meta:object-count="443"/>
  </office:meta>
</office:document-meta>
</file>